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able_20_Contents">
      <style:text-properties fo:font-weight="bold" officeooo:paragraph-rsid="001f3b32"/>
    </style:style>
    <style:style style:name="P2" style:family="paragraph" style:parent-style-name="Table_20_Contents">
      <style:text-properties fo:font-weight="bold" officeooo:rsid="001f3b32" officeooo:paragraph-rsid="001f3b32" style:font-weight-asian="bold" style:font-weight-complex="bold"/>
    </style:style>
    <style:style style:name="P3" style:family="paragraph" style:parent-style-name="Table_20_Contents">
      <style:text-properties officeooo:paragraph-rsid="001f3b32"/>
    </style:style>
    <style:style style:name="P4" style:family="paragraph" style:parent-style-name="Table_20_Contents">
      <style:text-properties officeooo:rsid="001f3b32" officeooo:paragraph-rsid="001f3b32"/>
    </style:style>
    <style:style style:name="P5" style:family="paragraph" style:parent-style-name="Table_20_Contents">
      <style:paragraph-properties fo:margin-top="0cm" fo:margin-bottom="0cm" loext:contextual-spacing="false"/>
      <style:text-properties fo:font-weight="bold" officeooo:paragraph-rsid="001f3b32"/>
    </style:style>
    <style:style style:name="P6" style:family="paragraph" style:parent-style-name="Table_20_Contents">
      <style:paragraph-properties fo:margin-top="0cm" fo:margin-bottom="0cm" loext:contextual-spacing="false"/>
      <style:text-properties fo:color="#ce181e" officeooo:paragraph-rsid="001f3b32"/>
    </style:style>
    <style:style style:name="P7" style:family="paragraph" style:parent-style-name="Table_20_Contents">
      <style:paragraph-properties fo:margin-top="0cm" fo:margin-bottom="0cm" loext:contextual-spacing="false"/>
      <style:text-properties officeooo:paragraph-rsid="001f3b32"/>
    </style:style>
    <style:style style:name="T1" style:family="text">
      <style:text-properties fo:color="#ce18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Quality Module CR – 1 February 2019.</text:p>
      <text:p text:style-name="P4">EMO-795</text:p>
      <text:p text:style-name="P3">Change in acceptable chilled truck temperature 0 to 6 dc for Chilled truck and Chilled + Frozen truck and all the places where it is used.</text:p>
      <text:p text:style-name="P1">Additional comment by NISU:</text:p>
      <text:p text:style-name="P5">Chilled Truck</text:p>
      <text:p text:style-name="P7"/>
      <text:p text:style-name="P7">Previously was: 0 – 4 dc</text:p>
      <text:p text:style-name="P6">New request: 0 – 6 dc</text:p>
      <text:p text:style-name="P7"/>
      <text:p text:style-name="P5">Frozen Truck</text:p>
      <text:p text:style-name="P7"/>
      <text:p text:style-name="P7">Previously was: (-30) to (-16) dc</text:p>
      <text:p text:style-name="P7"><text:span text:style-name="T1">New request:</text:span> no change</text:p>
      <text:p text:style-name="P7"/>
      <text:p text:style-name="P5">Chilled &amp; Frozen Truck </text:p>
      <text:p text:style-name="P7"/>
      <text:p text:style-name="P7">Previously:</text:p>
      <text:p text:style-name="P7">Chilled: 0 – 4 dc</text:p>
      <text:p text:style-name="P7">Frozen: (-30) to (-16) dc</text:p>
      <text:p text:style-name="P7"/>
      <text:p text:style-name="P6">New request:</text:p>
      <text:p text:style-name="P7">Chilled: 0 – 6 dc</text:p>
      <text:p text:style-name="P3">Frozen: no chan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Text_20_body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3:26:35.802756506</meta:creation-date>
    <dc:date>2019-02-02T13:28:13.782949767</dc:date>
    <meta:editing-duration>PT1M38S</meta:editing-duration>
    <meta:editing-cycles>1</meta:editing-cycles>
    <meta:document-statistic meta:table-count="0" meta:image-count="0" meta:object-count="0" meta:page-count="1" meta:paragraph-count="17" meta:word-count="84" meta:character-count="455" meta:non-whitespace-character-count="382"/>
    <meta:generator>LibreOffice/6.0.3.2$Linux_X86_64 LibreOffice_project/00m0$Build-2</meta:generator>
  </office:meta>
</office:document-meta>
</file>